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1.251cm" fo:text-indent="0cm" style:auto-text-indent="false"/>
      <style:text-properties officeooo:rsid="0002314a" officeooo:paragraph-rsid="0002314a"/>
    </style:style>
    <style:style style:name="P2" style:family="paragraph" style:parent-style-name="Text_20_body">
      <style:paragraph-properties fo:margin-left="1.251cm" fo:text-indent="0cm" style:auto-text-indent="false"/>
      <style:text-properties officeooo:rsid="0002314a" officeooo:paragraph-rsid="00026f2a"/>
    </style:style>
    <style:style style:name="P3" style:family="paragraph" style:parent-style-name="Text_20_body">
      <style:paragraph-properties fo:margin-left="1.251cm" fo:text-indent="0cm" style:auto-text-indent="false"/>
      <style:text-properties officeooo:rsid="00026f2a" officeooo:paragraph-rsid="00026f2a"/>
    </style:style>
    <style:style style:name="P4" style:family="paragraph" style:parent-style-name="Text_20_body">
      <style:paragraph-properties fo:margin-left="0cm" fo:text-align="justify" style:justify-single-word="false" fo:text-indent="0cm" style:auto-text-indent="false"/>
      <style:text-properties officeooo:rsid="0002314a" officeooo:paragraph-rsid="0002314a"/>
    </style:style>
    <style:style style:name="P5" style:family="paragraph" style:parent-style-name="Text_20_body">
      <style:paragraph-properties fo:text-align="center" style:justify-single-word="false"/>
      <style:text-properties officeooo:rsid="00014b98" officeooo:paragraph-rsid="00014b98"/>
    </style:style>
    <style:style style:name="P6" style:family="paragraph" style:parent-style-name="Text_20_body">
      <style:paragraph-properties fo:margin-left="1.251cm" fo:text-indent="0cm" style:auto-text-indent="false"/>
      <style:text-properties style:font-name="Liberation Serif" officeooo:rsid="0002314a" officeooo:paragraph-rsid="0002314a"/>
    </style:style>
    <style:style style:name="P7" style:family="paragraph" style:parent-style-name="Text_20_body">
      <style:paragraph-properties fo:text-align="justify" style:justify-single-word="false"/>
      <style:text-properties style:font-name="Liberation Serif"/>
    </style:style>
    <style:style style:name="P8"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26f2a"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015698"/>
    </style:style>
    <style:style style:name="T5" style:family="text">
      <style:text-properties officeooo:rsid="0002314a"/>
    </style:style>
    <style:style style:name="T6" style:family="text">
      <style:text-properties officeooo:rsid="00026f2a"/>
    </style:style>
    <style:style style:name="T7" style:family="text">
      <style:text-properties officeooo:rsid="00034c76"/>
    </style:style>
    <style:style style:name="T8" style:family="text">
      <style:text-properties fo:font-weight="normal" style:font-weight-asian="normal" style:font-weight-complex="normal"/>
    </style:style>
    <style:style style:name="T9" style:family="text">
      <style:text-properties fo:font-weight="normal" officeooo:rsid="00034c76" style:font-weight-asian="normal"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Question </text:span><text:span text:style-name="T9">02</text:span><text:span text:style-name="T8"><text:line-break/><text:line-break/></text:span><text:span text:style-name="T3">Your suggestion for table data management and data access considering the application usage, for example, partition...<text:line-break/></text:span></text:p>
      <text:p text:style-name="P4"><text:span text:style-name="T10">For data management and access, we implemented partitioning to improve performance and ensure scalability. Specifically, the </text:span><text:span text:style-name="Source_20_Text"><text:span text:style-name="T10">item_loc_soh</text:span></text:span><text:span text:style-name="T10"> table is partitioned by </text:span><text:span text:style-name="Source_20_Text"><text:span text:style-name="T10">loc_id</text:span></text:span><text:span text:style-name="T10"> using hash partitioning with four partitions. This helps distribute data evenly, reducing hotspots and allowing for better query performance, especially when filtering by location.</text:span></text:p>
      <text:p text:style-name="P8"><text:span text:style-name="T10">Hash partitioning was chosen over range or list partitioning because we want to ensure even data distribution without skew. Since </text:span><text:span text:style-name="Source_20_Text"><text:span text:style-name="T10">loc_id</text:span></text:span><text:span text:style-name="T10"> is frequently used in queries, this approach </text:span><text:span text:style-name="T11">prevents any single partition from becoming overloaded</text:span><text:span text:style-name="T10"> and allows for </text:span><text:span text:style-name="T11">parallel query execution across different partitions</text:span><text:span text:style-name="T10">. By enabling </text:span><text:span text:style-name="Source_20_Text"><text:span text:style-name="T10">parallel</text:span></text:span><text:span text:style-name="T10"> query execution, the database can retrieve stock data from multiple partitions simultaneously, </text:span><text:span text:style-name="T11">improving response time for large-scale operations.</text:span></text:p>
      <text:p text:style-name="P8"><text:span text:style-name="T10">Additionally, we ensured that foreign key constraints are in place to maintain referential integrity while keeping the schema normalized. This reduces data redundancy and improves data consistency. We also considered indexing strategies, ensuring primary keys are indexed for fast lookups and optimizing queries that involve joins between </text:span><text:span text:style-name="Source_20_Text"><text:span text:style-name="T10">item_loc_soh</text:span></text:span><text:span text:style-name="T10">, </text:span><text:span text:style-name="Source_20_Text"><text:span text:style-name="T10">item</text:span></text:span><text:span text:style-name="T10">, and </text:span><text:span text:style-name="Source_20_Text"><text:span text:style-name="T10">loc</text:span></text:span><text:span text:style-name="T10">.</text:span></text:p>
      <text:p text:style-name="P7">This structure is designed to handle high transaction volumes efficiently while keeping the system flexible for future growth. If the dataset grows significantly, we can easily increase the number of partitions to maintain performance.</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2:17:59.322000000</meta:creation-date>
    <dc:date>2025-02-07T13:32:26.527000000</dc:date>
    <meta:editing-duration>PT15M45S</meta:editing-duration>
    <meta:editing-cycles>8</meta:editing-cycles>
    <meta:generator>LibreOffice/24.2.2.2$Windows_X86_64 LibreOffice_project/d56cc158d8a96260b836f100ef4b4ef25d6f1a01</meta:generator>
    <meta:document-statistic meta:table-count="0" meta:image-count="0" meta:object-count="0" meta:page-count="1" meta:paragraph-count="5" meta:word-count="214" meta:character-count="1556" meta:non-whitespace-character-count="1345"/>
  </office:meta>
</office:document-meta>
</file>